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Standard">
      <style:text-properties officeooo:rsid="0019841b" officeooo:paragraph-rsid="001ce333"/>
    </style:style>
    <style:style style:name="P3" style:family="paragraph" style:parent-style-name="Standard">
      <style:text-properties officeooo:rsid="001e4d4d" officeooo:paragraph-rsid="001e4d4d"/>
    </style:style>
    <style:style style:name="P4" style:family="paragraph" style:parent-style-name="Standard">
      <style:text-properties fo:font-weight="normal" officeooo:rsid="001e4d4d" officeooo:paragraph-rsid="0021739e" style:font-weight-asian="normal" style:font-weight-complex="normal"/>
    </style:style>
    <style:style style:name="P5" style:family="paragraph" style:parent-style-name="Standard">
      <style:text-properties fo:font-weight="normal" officeooo:rsid="001e4d4d" officeooo:paragraph-rsid="0023ada3" style:font-weight-asian="normal" style:font-weight-complex="normal"/>
    </style:style>
    <style:style style:name="P6" style:family="paragraph" style:parent-style-name="Standard">
      <style:text-properties fo:font-weight="normal" officeooo:rsid="001e4d4d" officeooo:paragraph-rsid="00244873" style:font-weight-asian="normal" style:font-weight-complex="normal"/>
    </style:style>
    <style:style style:name="P7" style:family="paragraph" style:parent-style-name="Standard">
      <style:text-properties fo:font-weight="normal" officeooo:rsid="001e4d4d" officeooo:paragraph-rsid="0027e939" style:font-weight-asian="normal" style:font-weight-complex="normal"/>
    </style:style>
    <style:style style:name="P8" style:family="paragraph" style:parent-style-name="Standard">
      <style:text-properties fo:font-weight="normal" officeooo:rsid="001e4d4d" officeooo:paragraph-rsid="002bd93d" style:font-weight-asian="normal" style:font-weight-complex="normal"/>
    </style:style>
    <style:style style:name="P9" style:family="paragraph" style:parent-style-name="Standard">
      <style:text-properties fo:font-weight="normal" officeooo:rsid="0023ada3" officeooo:paragraph-rsid="0023ada3" style:font-weight-asian="normal" style:font-weight-complex="normal"/>
    </style:style>
    <style:style style:name="P10" style:family="paragraph" style:parent-style-name="Standard">
      <style:text-properties fo:font-weight="normal" officeooo:rsid="0024e2df" officeooo:paragraph-rsid="0024e2df" style:font-weight-asian="normal" style:font-weight-complex="normal"/>
    </style:style>
    <style:style style:name="P11" style:family="paragraph" style:parent-style-name="Standard">
      <style:text-properties fo:font-weight="normal" officeooo:rsid="0024e2df" officeooo:paragraph-rsid="00260eb5" style:font-weight-asian="normal" style:font-weight-complex="normal"/>
    </style:style>
    <style:style style:name="P12" style:family="paragraph" style:parent-style-name="Standard">
      <style:text-properties fo:font-weight="normal" officeooo:rsid="0024e2df" officeooo:paragraph-rsid="0029d68d" style:font-weight-asian="normal" style:font-weight-complex="normal"/>
    </style:style>
    <style:style style:name="P13" style:family="paragraph" style:parent-style-name="Standard">
      <style:text-properties fo:font-weight="normal" officeooo:rsid="0024e2df" officeooo:paragraph-rsid="0029e1e0" style:font-weight-asian="normal" style:font-weight-complex="normal"/>
    </style:style>
    <style:style style:name="P14" style:family="paragraph" style:parent-style-name="Standard">
      <style:text-properties fo:font-weight="normal" officeooo:rsid="0024e2df" officeooo:paragraph-rsid="002bd93d" style:font-weight-asian="normal" style:font-weight-complex="normal"/>
    </style:style>
    <style:style style:name="P15" style:family="paragraph" style:parent-style-name="Standard">
      <style:text-properties fo:font-weight="normal" officeooo:rsid="00260eb5" officeooo:paragraph-rsid="00260eb5" style:font-weight-asian="normal" style:font-weight-complex="normal"/>
    </style:style>
    <style:style style:name="P16" style:family="paragraph" style:parent-style-name="Standard">
      <style:text-properties fo:font-weight="normal" officeooo:rsid="0026d5d1" officeooo:paragraph-rsid="002bd93d" style:font-weight-asian="normal" style:font-weight-complex="normal"/>
    </style:style>
    <style:style style:name="P17" style:family="paragraph" style:parent-style-name="Standard">
      <style:paragraph-properties style:border-line-width-bottom="0.0102in 0.0102in 0.0346in" fo:padding="0.0291in" fo:border-left="none" fo:border-right="none" fo:border-top="none" fo:border-bottom="4pt double #000000" style:join-border="false"/>
      <style:text-properties fo:font-weight="normal" officeooo:rsid="0026d5d1" officeooo:paragraph-rsid="002bd93d" style:font-weight-asian="normal" style:font-weight-complex="normal"/>
    </style:style>
    <style:style style:name="P18" style:family="paragraph" style:parent-style-name="Text_20_body">
      <style:text-properties fo:font-weight="bold"/>
    </style:style>
    <style:style style:name="P19" style:family="paragraph" style:parent-style-name="Text_20_body" style:list-style-name="L1">
      <style:text-properties fo:font-weight="bold"/>
    </style:style>
    <style:style style:name="P20" style:family="paragraph" style:parent-style-name="Text_20_body" style:list-style-name="L2">
      <style:text-properties fo:font-weight="bold"/>
    </style:style>
    <style:style style:name="P21" style:family="paragraph" style:parent-style-name="Text_20_body">
      <style:text-properties fo:font-weight="bold" officeooo:rsid="001ce333" officeooo:paragraph-rsid="001ce333"/>
    </style:style>
    <style:style style:name="P22" style:family="paragraph" style:parent-style-name="Text_20_body">
      <style:text-properties fo:font-weight="bold" officeooo:rsid="001ce333" officeooo:paragraph-rsid="001ce333" style:font-weight-asian="bold" style:font-weight-complex="bold"/>
    </style:style>
    <style:style style:name="P23" style:family="paragraph" style:parent-style-name="Text_20_body">
      <style:text-properties fo:font-weight="bold" officeooo:rsid="002012da" officeooo:paragraph-rsid="002012da"/>
    </style:style>
    <style:style style:name="P24" style:family="paragraph" style:parent-style-name="Text_20_body">
      <style:text-properties fo:font-weight="normal" officeooo:rsid="001ce333" officeooo:paragraph-rsid="001ce333" style:font-weight-asian="normal" style:font-weight-complex="normal"/>
    </style:style>
    <style:style style:name="P25" style:family="paragraph" style:parent-style-name="Text_20_body">
      <style:text-properties fo:font-weight="normal" officeooo:rsid="002097b6" officeooo:paragraph-rsid="002097b6" style:font-weight-asian="normal" style:font-weight-complex="normal"/>
    </style:style>
    <style:style style:name="T1" style:family="text">
      <style:text-properties officeooo:rsid="001b2430"/>
    </style:style>
    <style:style style:name="T2" style:family="text">
      <style:text-properties officeooo:rsid="001ce333"/>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style:style>
    <style:style style:name="T5" style:family="text">
      <style:text-properties officeooo:rsid="0021739e"/>
    </style:style>
    <style:style style:name="T6" style:family="text">
      <style:text-properties officeooo:rsid="0023ada3"/>
    </style:style>
    <style:style style:name="T7" style:family="text">
      <style:text-properties officeooo:rsid="00260eb5"/>
    </style:style>
    <style:style style:name="T8" style:family="text">
      <style:text-properties officeooo:rsid="0027e939"/>
    </style:style>
    <style:style style:name="T9" style:family="text">
      <style:text-properties officeooo:rsid="0029d68d"/>
    </style:style>
    <style:style style:name="T10" style:family="text">
      <style:text-properties officeooo:rsid="001ff48a"/>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08898045016544981" text:style-name="L1">
        <text:list-item>
          <text:p text:style-name="P19">Part 1: iProv and You</text:p>
        </text:list-item>
      </text:list>
      <text:p text:style-name="P1"><text:line-break/>Discuss your thoughts about issues of privilege, positionality, and identity in the context of community engagement. How can Brown students positively contribute to communities that they are not from? What do you know about Providence and why are you interested in staying here for a summer internship? How do your own identities inform your approach to community engagement? </text:p>
      <text:list xml:id="list8409288456143067292" text:style-name="L2">
        <text:list-item>
          <text:p text:style-name="P20">Part 2: Internship / Academics</text:p>
        </text:list-item>
      </text:list>
      <text:p text:style-name="P1"><text:line-break/>The iProv Summer Fellowship is for students who have a passion to work with non-profit and government agencies. Internships are available in the issue areas of education, health, environment, economic justice, and the arts.  Which area(s) interest you most, and why? What skills or experiences do you hope to gain from an internship experience? What relevant knowledge or experience would you bring to this work? How might participation in iProv align with your academic and/or professional aspirations?</text:p>
      <text:p text:style-name="P21">1.</text:p>
      <text:p text:style-name="P24">i. my position at brown gives me privilege</text:p>
      <text:p text:style-name="P24">ii. I know what it’s like not to have privilege</text:p>
      <text:p text:style-name="P24">iii. My position is not a hinderence in this area but a mandate, <text:s/>one that I could ignore, but that would be sad</text:p>
      <text:p text:style-name="P22">2.</text:p>
      <text:p text:style-name="P22"><text:span text:style-name="T3">1. Education interests me because of my previous work in non-profit, and because I think that’s how you can change your life in the age of information. Environment is also very interesting to me. As a member of environmental house, and as a mmeber of this generation I’m really concerned with the environment and think it’s our most important challenge.</text:span></text:p>
      <text:p text:style-name="P22"><text:span text:style-name="T3">2. I have experience in nonprofit work and how challenging yet fun it can be. I also hope that I can put my skill as a coder to good use, perhaps even teaching others to code.</text:span></text:p>
      <text:p text:style-name="P22"><text:span text:style-name="T3">3. </text:span></text:p>
      <text:p text:style-name="P2">1. My position as a Brown student gives me undeniable privilege, <text:span text:style-name="T2">and though that may distance me from the community of Providence in a sense, it also gives all the more reason to do what I can for the community.</text:span></text:p>
      <text:p text:style-name="P2"/>
      <text:p text:style-name="P3"/>
      <text:p text:style-name="P3"/>
      <text:p text:style-name="P23">How can Brown students positively contribute to communities that they are not from?</text:p>
      <text:p text:style-name="P6"><text:soft-page-break/>One of the biggest <text:span text:style-name="T6">challenges</text:span> of privilege is that those <text:span text:style-name="T6">who have it</text:span> <text:span text:style-name="T8">often </text:span>don’t fully realize its power or significance. <text:span text:style-name="T6">Privilege can be like the water we’re swimming in. However, recognizing our privilege and our positionality can be a major step in making meaningful change in the world. I and my fellow Brown students, for example, have great privilege in attending a prestigious college, a place where we are constantly exposed to new ideas, arts, skills, and people. More than that, we have the privilege of being surrounded by people who believe that we will succeed. The more that we Brown students realize that these are not universal experiences, the more we can seek to spread these privileges and the more meaningful impact we can have.</text:span></text:p>
      <text:p text:style-name="P6"><text:span text:style-name="T6"><text:tab/>Thus, in order to best help communities in Providence, communities that most Brown students aren’t from, I think that the first step lies in fully realizing the extent of our privilege by listening to the stories of people who don’t have them. In listening to these stories, both the listener and the teller gain something. People often want nothing more than to have their story listened to. In engaging with people from Providence communities in this way, students can give this gift of listening, and in addition can gain a much greater appreciation for the privileges of empowerment and education that Brown gives them. In this greater appreciation also come realizations about the most effective ways of spreading this privilege rather than safeguarding it, and in bringing students closer to the communities they are trying to help. It highlights differences, which breed greater appreciation and understanding between the student and the community, and also highlights similarities in stories, speaking to universal qualities of human experience, and breaking down some of the artificial barriers we create between people. </text:span></text:p>
      <text:p text:style-name="P7"><text:span text:style-name="T6"><text:tab/>I, for example, grew up poor, and that is something that brings me closer to the poorer communities in Providence. I understand what it’s like to worry about affording basic expenses, feeling pangs of guilt every time I buy something, and feeling rushes of undefinable emotion when I see overt displays of wealth. But I also grew up in a household with art, with music, and with a culture of empowerment. My parents tried not to let financial stress burden me, and always prioritized education, hamstringing themselves financially to send me to good primary schools. The empowerment that my parents taught me, the belief that with enough effort I can accomplish my goals, is something that distinguishes my background from many others, and thus I think that it’s important that I listen to the stories of lots of people who don’t have this privilege so that I can understand them and so that I know how most effectively to spread art, education, and empowerment to the Providence community.</text:span></text:p>
      <text:p text:style-name="P6"/>
      <text:p text:style-name="P10">2.</text:p>
      <text:p text:style-name="P10"/>
      <text:p text:style-name="P13"><text:tab/><text:span text:style-name="T9">As has become obvious, I think that education is extremely important. It’</text:span>s one of the most powerful forces on the planet. <text:span text:style-name="T7">It positively affects nearly every other area. More education means more human capital, less teen pregnancy, more environmental activism, and greater equality. Both school and work experience have reinforced my love of teaching others. I worked as a resident leader in high school, which involved leading study sessions and teaching kids better “meta skills” of self control and grit, as well as help with specific coursework. My work as a dining hall manager involved teaching a rotating staff the ins and outs of working in a dining hall. These teaching roles were very rewarding because I could see my actions take effect—as I developed better teaching techniques, kids would overcome their emotional hurdles, and the dining hall would transform from a chaos to order. I would be very excited to bring some of these skills I developed to an educational organization in Providence, especially when coupled with computer science, which is my concentration at Brown, either to help teaching organizations broaden their reach, or to directly teach the principles of computer science.</text:span></text:p>
      <text:p text:style-name="P12"/>
      <text:p text:style-name="P12"><text:span text:style-name="T7">I’m a computer science concentrator at Brown, and learning about computer science has made this abundantly clear. Through knowledge </text:span></text:p>
      <text:p text:style-name="P12"/>
      <text:p text:style-name="P10"/>
      <text:p text:style-name="P10"><text:soft-page-break/>The areas that I am most passionate are education, the environment, and the arts.</text:p>
      <text:p text:style-name="P10"/>
      <text:p text:style-name="P11">Education is something that has totally changed my life. Its pursuit is what landed me at Brown, the source of my greatest privil<text:span text:style-name="T9">e</text:span>ge. Furthermore, education is one of the most powerful forces on the planet. <text:span text:style-name="T7">It positively affects nearly every other area. More education means more human capital, less teen pregnancy, more environmental activism, and greater equality. On a more personal note, I am extremely lucky to have gotten a good education, and I get huge satisfaction from helping others with school. While working as a resident leader I would help freshmen with their schoolwork, and also their meta-skills, sticking to things etc…</text:span> </text:p>
      <text:p text:style-name="P10">and y first response to any challenge I meet is to try to understand it</text:p>
      <text:p text:style-name="P10"/>
      <text:p text:style-name="P15">Most will agree that one of the foremost challenges facing us right now is the environment and the immense changes that humanity’s spread is bringing to it. However, like any challenge it is an opportunity. Through addressing this challenge we can get closer together, and solving it will cause a leap in the right direction in green technology and other positive changes.</text:p>
      <text:p text:style-name="P15"/>
      <text:p text:style-name="P15">The arts: I grew up around art and the creation of art is one of the things that has benefited me the most. I love music and I want to spread my passion for music and the joy that it gives me to as many people as I can. : Pirate a Capella and Contra Dance.</text:p>
      <text:p text:style-name="P10"/>
      <text:p text:style-name="P10">Envrionment</text:p>
      <text:p text:style-name="P5"/>
      <text:p text:style-name="P5"><text:span text:style-name="T6"><text:s/>is one of the most important steps towards building understanding and beneficial relationships between communities. When one community thinks that the other doesn’t get it, when they have different boxes on their heads, <text:s/>it doesn’t work.</text:span></text:p>
      <text:p text:style-name="P5"/>
      <text:p text:style-name="P9">/* make it about you */</text:p>
      <text:p text:style-name="P5"/>
      <text:p text:style-name="P5"><text:span text:style-name="T5">Though it is difficult <text:s/>to confront this privilege, it is also simple: exposure. Whether it be with men trying to help woman in the workplace, white people trying to help reverse the injustices of racial inequality, or college educated students trying to help communities where many never had the privilege of pursuing higher education, the first step is always listening. Before taking any action to help, someone with privilege needs to understand the community that they are helping. This is one of my biggest interests in applying to organizations dedicated to community involvement. Though I’ve traveled around Providence and gotten a feel for Federal Hill and Fox Point, some areas that many Brown Students may never visit, I still feel unsatisfied. </text:span></text:p>
      <text:p text:style-name="P4"/>
      <text:p text:style-name="P4"><text:span text:style-name="T5">I have great privilege in going to Brown. Apart from the scholastic education it gives me, it also surrounds me with people who believe in my success, and in my power to shape the world.</text:span></text:p>
      <text:p text:style-name="P4"/>
      <text:p text:style-name="P25">The biggest thing is to listen, like with other privilege. At University it’s easy to get lofty and idealistic ideas, but my primary goal in searching for an internship in Providence is not to put some preconceived plan into action, bur rather to learn about the communities of Providence. College Hill, while offering amazing diversity in some respects, can also act as a protective bubble around Brown students, and I’m excited to pop that bubble, meet people, and get more engaged with Providence communities. In addition <text:span text:style-name="T5">to </text:span></text:p>
      <text:p text:style-name="P2"/>
      <text:p text:style-name="P2"><text:soft-page-break/>and I think that it’s my<text:span text:style-name="T4"> responsibility to spread that privilege</text:span> as much as I can. My positionality at Brown means that I get to be exposed to jilions of new ideas every day and interact with bright students and professors. The more I see and the more I learn at university, the more I want to spread that knowledge. The biggest of these privileges is empowerment. At Brown, there is an assumption that Brown students can change the world. It is assumed that we’re bright and motivated enough to make meaningful change and shape the world. I remember in my economics class when the professor pointed up to a graph of U.S. income brackets and pointed to the 1% and said “that’s you.” She just assumed that we were going to succeed. And This assumption can be very helpful. But what about when there’s no such assumptoin. More than any specific piece of information I got at Brown or material benefit that I have from my life, I think the biggest asset is a cultural background and a belief system that, no matter what happens, will remain in my subconscious, a belief system that is relatively empowering. It’s not perfect, and Brown students, myself included, can resort to self hatred and stress, but contrast this to an environment where the default belief system leads you to believe that you can’t succeed. That is the truly unempowered place to be. It affects so many things. For example, when applying to college, there are numerous poor kids who get great SAT scores that don’t apply to any prestegious college since they already believe that it is our of their reach. Now look at me: I’m a poor kid, but I was raised with a family culture of empowerment, where if I wanted to build something or do something, my parents would say, Okay, let’s do it. Even rediculous things like building a bow-and-arrow. <text:span text:style-name="T1">On the other hand we have people from poor backgrounds where the implicit assumption is that they are not going to do well. You’re a poor black kid equals you have a lot of challenges ahead of you, and anything you want to do you’re going to have to fight tooth and nail to accomplish. Even though we are in really different situations, I don’t think that my privilege puts me beyond helping these people. I think the most important part is passing along these empowering beliefs, and even if I can’t gaurentee that someone will be acceptetd into Brown, I can still believe in them, and, as all my classes suggest, believe that there is nothing fundamentally different about us, that I can still help. It also serves to remind me that there’s a purpose to all of it. Getting exposed to people with lass privilege than me and helping them purposefully is also incredibly important because it is another vital social transfer. If the students at brown forgot about all the people with less privilege than them, we’d really be in trouble. Society would cease to function, because as humans it’s in our fundamental nature to be altruistic, and if we totally forget that fact in the face of capitalism, then we’ve lost something significant along the way.</text:span></text:p>
      <text:p text:style-name="P2"/>
      <text:p text:style-name="P8"><text:span text:style-name="T6">/* what specifically? How can you expose others to this kind of education? */ hamstringing themselves financially to send me to good primary schools. /* make more specific: this emp alowed me to try things when coming to brown like cs */ The empowerment that my parents taught me, the belief that with enough effort I can accomplish my goals, is something that distinguishes my background from many others, and thus I think that it’s important that I listen to the stories of lots of people who don’t have this privilege so that I can understand them and so that I know how most effectively to spread art, education, and empowerment to the Providence community.</text:span></text:p>
      <text:p text:style-name="P8"/>
      <text:p text:style-name="P8"><text:span text:style-name="T6">I think that iProv is a perfect way to do this, because it brings students into contact with these communities and thus creates a space for the stories to be shared. </text:span></text:p>
      <text:p text:style-name="P8"/>
      <text:p text:style-name="P8"><text:span text:style-name="T6">, and in bringing students closer to the communities they are trying to help.</text:span></text:p>
      <text:p text:style-name="P8"/>
      <text:p text:style-name="P8"><text:span text:style-name="T6">In listening to these stories, Brown students gain a greater appreciation for the privileges that Brown gives them, and also realize the most effective ways of spreading this privilege rather than safeguarding it.</text:span></text:p>
      <text:p text:style-name="P8"/>
      <text:p text:style-name="P17"><text:soft-page-break/></text:p>
      <text:p text:style-name="P16"/>
      <text:p text:style-name="P16"/>
      <text:p text:style-name="P14"><text:span text:style-name="T9">It’</text:span>s one of the most powerful forces on the planet. <text:span text:style-name="T7">It positively affects nearly every other area. More education means more human capital, less teen pregnancy, more environmental activism, and greater equality.</text:span></text:p>
      <text:p text:style-name="P14"/>
      <text:p text:style-name="P8">/* <text:span text:style-name="T10">shorten into single sentence </text:span>*/</text:p>
      <text:p text:style-name="P8"><text:span text:style-name="T6"><text:s/>I and my fellow Brown students, for example, have great privilege in attending a prestigious college, a place where we are constantly exposed to new ideas, arts, skills, and people. More than that, we have the privilege of being surrounded by people who believe that we will succeed. The more that we Brown students realize that these are not universal experiences, the more we can seek to spread these privileges and the more meaningful impact we can have.</text:span></text:p>
      <text:p text:style-name="P8"/>
      <text:p text:style-name="P8"><text:span text:style-name="T6"><text:tab/>Thus, in order to best help communities in Providence, communities that most Brown students aren’t from, I think that the first step lies in fully realizing the extent of our privilege by listening to the stories of people who don’t have them.</text:span></text:p>
      <text:p text:style-name="P8"><text:span text:style-name="T10">/* Consolidate */ [ In listening to these stories, both the listener and the teller gain something. People often want nothing more than to have their story listened to. In engaging with people from Providence communities in this way, students can give this gift of listenin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7T14:10:47.343939539</meta:creation-date>
    <dc:date>2018-03-10T21:23:42.450669252</dc:date>
    <meta:editing-duration>P1DT2H1M22S</meta:editing-duration>
    <meta:editing-cycles>5</meta:editing-cycles>
    <meta:generator>LibreOffice/5.1.6.2$Linux_X86_64 LibreOffice_project/10m0$Build-2</meta:generator>
    <meta:document-statistic meta:table-count="0" meta:image-count="0" meta:object-count="0" meta:page-count="5" meta:paragraph-count="41" meta:word-count="2502" meta:character-count="14741" meta:non-whitespace-character-count="12263"/>
  </office:meta>
</office:document-meta>
</file>